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b7bdc" officeooo:paragraph-rsid="003b7bd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55cec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58f4e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8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9" style:family="paragraph" style:parent-style-name="Standard">
      <style:text-properties officeooo:rsid="000765fc" officeooo:paragraph-rsid="000765fc"/>
    </style:style>
    <style:style style:name="P10" style:family="paragraph" style:parent-style-name="Standard">
      <style:text-properties officeooo:rsid="000765fc" officeooo:paragraph-rsid="0020de7e"/>
    </style:style>
    <style:style style:name="P11" style:family="paragraph" style:parent-style-name="Standard">
      <style:text-properties officeooo:rsid="000f0579" officeooo:paragraph-rsid="000f0579"/>
    </style:style>
    <style:style style:name="P12" style:family="paragraph" style:parent-style-name="Standard">
      <style:text-properties officeooo:rsid="000f0579" officeooo:paragraph-rsid="0011c3cf"/>
    </style:style>
    <style:style style:name="P13" style:family="paragraph" style:parent-style-name="Standard">
      <style:text-properties officeooo:rsid="0011c3cf" officeooo:paragraph-rsid="001b11b8"/>
    </style:style>
    <style:style style:name="P14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5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16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17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18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19" style:family="paragraph" style:parent-style-name="Standard">
      <style:text-properties fo:font-size="12pt" officeooo:rsid="002b0ee7" officeooo:paragraph-rsid="002cf92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3b7bd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3c781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4300e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3b8c8" officeooo:paragraph-rsid="0043b8c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3ea0a" officeooo:paragraph-rsid="0043ea0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6ee14" officeooo:paragraph-rsid="0046ee1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785db" officeooo:paragraph-rsid="004785d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b1c9c" officeooo:paragraph-rsid="004b1c9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785db" officeooo:paragraph-rsid="004785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40a924" officeooo:paragraph-rsid="004300e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4785db" officeooo:paragraph-rsid="004785db" style:font-size-asian="10.5pt" style:font-weight-asian="bold" style:font-size-complex="12pt" style:font-weight-complex="bold"/>
    </style:style>
    <style:style style:name="P31" style:family="paragraph" style:parent-style-name="Standard">
      <style:text-properties officeooo:rsid="001e0210" officeooo:paragraph-rsid="001e0210"/>
    </style:style>
    <style:style style:name="P32" style:family="paragraph" style:parent-style-name="Standard">
      <style:text-properties officeooo:rsid="002fc75f" officeooo:paragraph-rsid="0030cf4c"/>
    </style:style>
    <style:style style:name="P33" style:family="paragraph" style:parent-style-name="Standard">
      <style:paragraph-properties fo:text-align="start" style:justify-single-word="false"/>
      <style:text-properties fo:font-size="10pt" fo:font-weight="normal" officeooo:rsid="0040a924" officeooo:paragraph-rsid="0040a924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0pt" fo:font-weight="normal" officeooo:rsid="003b7bdc" officeooo:paragraph-rsid="003b7bdc" style:font-size-asian="10pt" style:font-weight-asian="normal" style:font-size-complex="10pt" style:font-weight-complex="normal"/>
    </style:style>
    <style:style style:name="P35" style:family="paragraph" style:parent-style-name="Standard">
      <style:text-properties officeooo:rsid="004dd203" officeooo:paragraph-rsid="004dd203"/>
    </style:style>
    <style:style style:name="P36" style:family="paragraph" style:parent-style-name="Standard">
      <style:text-properties officeooo:rsid="00515f72" officeooo:paragraph-rsid="00515f72"/>
    </style:style>
    <style:style style:name="P37" style:family="paragraph" style:parent-style-name="Standard">
      <style:text-properties officeooo:rsid="0053220a" officeooo:paragraph-rsid="0053220a"/>
    </style:style>
    <style:style style:name="P38" style:family="paragraph" style:parent-style-name="Standard">
      <style:text-properties fo:font-style="italic" officeooo:rsid="0053220a" officeooo:paragraph-rsid="0053220a" style:font-style-asian="italic" style:font-style-complex="italic"/>
    </style:style>
    <style:style style:name="P39" style:family="paragraph" style:parent-style-name="Standard">
      <style:text-properties officeooo:rsid="0055cec4" officeooo:paragraph-rsid="0055cec4"/>
    </style:style>
    <style:style style:name="P40" style:family="paragraph" style:parent-style-name="Standard">
      <style:text-properties officeooo:rsid="00580c67" officeooo:paragraph-rsid="00580c67"/>
    </style:style>
    <style:style style:name="P41" style:family="paragraph" style:parent-style-name="Standard">
      <style:text-properties officeooo:rsid="0058f4e1" officeooo:paragraph-rsid="0058f4e1"/>
    </style:style>
    <style:style style:name="P42" style:family="paragraph" style:parent-style-name="Standard">
      <style:text-properties officeooo:rsid="005b8535" officeooo:paragraph-rsid="005b8535"/>
    </style:style>
    <style:style style:name="P43" style:family="paragraph" style:parent-style-name="Standard">
      <style:text-properties style:text-underline-style="solid" style:text-underline-width="auto" style:text-underline-color="font-color" officeooo:rsid="005b8535" officeooo:paragraph-rsid="005b8535"/>
    </style:style>
    <style:style style:name="P44" style:family="paragraph" style:parent-style-name="Standard">
      <style:text-properties officeooo:rsid="005cfd41" officeooo:paragraph-rsid="005cfd41"/>
    </style:style>
    <style:style style:name="P45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6" style:family="paragraph" style:parent-style-name="Horizontal_20_Line">
      <style:text-properties officeooo:rsid="0053220a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3c781c" officeooo:paragraph-rsid="003c781c" style:font-size-asian="10.5pt" style:font-weight-asian="bold" style:font-size-complex="12pt" style:font-weight-complex="bold"/>
    </style:style>
    <style:style style:name="P48" style:family="paragraph" style:parent-style-name="Standard">
      <style:text-properties officeooo:rsid="000765fc" officeooo:paragraph-rsid="000765fc"/>
    </style:style>
    <style:style style:name="P49" style:family="paragraph" style:parent-style-name="Standard">
      <style:text-properties officeooo:rsid="005f4fc5" officeooo:paragraph-rsid="005f4fc5"/>
    </style:style>
    <style:style style:name="P50" style:family="paragraph" style:parent-style-name="Standard">
      <style:text-properties officeooo:rsid="00605057" officeooo:paragraph-rsid="00605057"/>
    </style:style>
    <style:style style:name="P51" style:family="paragraph" style:parent-style-name="Standard">
      <style:text-properties officeooo:rsid="00637ac3" officeooo:paragraph-rsid="00637ac3"/>
    </style:style>
    <style:style style:name="P52" style:family="paragraph" style:parent-style-name="Standard">
      <style:text-properties fo:font-size="16pt" fo:font-weight="bold" officeooo:rsid="000765fc" officeooo:paragraph-rsid="000765fc" style:font-size-asian="16pt" style:font-weight-asian="bold" style:font-size-complex="16pt" style:font-weight-complex="bold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41bb" style:font-weight-asian="normal" style:font-weight-complex="normal"/>
    </style:style>
    <style:style style:name="T7" style:family="text">
      <style:text-properties fo:font-weight="normal" officeooo:rsid="000c7648" style:font-weight-asian="normal" style:font-weight-complex="normal"/>
    </style:style>
    <style:style style:name="T8" style:family="text">
      <style:text-properties fo:font-weight="normal" officeooo:rsid="000e5d78" style:font-weight-asian="normal" style:font-weight-complex="normal"/>
    </style:style>
    <style:style style:name="T9" style:family="text">
      <style:text-properties fo:font-weight="normal" officeooo:rsid="00504e4d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5d78" style:font-weight-asian="bold" style:font-weight-complex="bold"/>
    </style:style>
    <style:style style:name="T12" style:family="text">
      <style:text-properties fo:font-weight="bold" officeooo:rsid="00137c2c" style:font-weight-asian="bold" style:font-weight-complex="bold"/>
    </style:style>
    <style:style style:name="T13" style:family="text">
      <style:text-properties fo:font-weight="bold" officeooo:rsid="001ba3a6" style:font-weight-asian="bold" style:font-weight-complex="bold"/>
    </style:style>
    <style:style style:name="T14" style:family="text">
      <style:text-properties fo:font-weight="bold" officeooo:rsid="00504e4d" style:font-weight-asian="bold" style:font-weight-complex="bold"/>
    </style:style>
    <style:style style:name="T15" style:family="text">
      <style:text-properties officeooo:rsid="0011c3cf"/>
    </style:style>
    <style:style style:name="T16" style:family="text">
      <style:text-properties officeooo:rsid="00137c2c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officeooo:rsid="00162c31"/>
    </style:style>
    <style:style style:name="T20" style:family="text">
      <style:text-properties officeooo:rsid="001643d9"/>
    </style:style>
    <style:style style:name="T21" style:family="text">
      <style:text-properties officeooo:rsid="0019b833"/>
    </style:style>
    <style:style style:name="T22" style:family="text">
      <style:text-properties officeooo:rsid="001ba3a6"/>
    </style:style>
    <style:style style:name="T23" style:family="text">
      <style:text-properties officeooo:rsid="001e0210"/>
    </style:style>
    <style:style style:name="T24" style:family="text">
      <style:text-properties officeooo:rsid="0020de7e"/>
    </style:style>
    <style:style style:name="T25" style:family="text">
      <style:text-properties officeooo:rsid="002201b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0de7e" style:font-style-asian="italic" style:font-style-complex="italic"/>
    </style:style>
    <style:style style:name="T28" style:family="text">
      <style:text-properties style:text-position="super 58%" officeooo:rsid="002201b0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officeooo:rsid="002b0ee7"/>
    </style:style>
    <style:style style:name="T33" style:family="text">
      <style:text-properties officeooo:rsid="00327fc7"/>
    </style:style>
    <style:style style:name="T34" style:family="text">
      <style:text-properties officeooo:rsid="0034b7f3"/>
    </style:style>
    <style:style style:name="T35" style:family="text">
      <style:text-properties officeooo:rsid="0036c5db"/>
    </style:style>
    <style:style style:name="T36" style:family="text">
      <style:text-properties officeooo:rsid="00386647"/>
    </style:style>
    <style:style style:name="T37" style:family="text">
      <style:text-properties officeooo:rsid="003c4cbe"/>
    </style:style>
    <style:style style:name="T38" style:family="text">
      <style:text-properties officeooo:rsid="003f9c4b"/>
    </style:style>
    <style:style style:name="T39" style:family="text">
      <style:text-properties style:text-underline-style="none"/>
    </style:style>
    <style:style style:name="T40" style:family="text">
      <style:text-properties officeooo:rsid="004785db"/>
    </style:style>
    <style:style style:name="T41" style:family="text">
      <style:text-properties officeooo:rsid="005a7f8d"/>
    </style:style>
    <style:style style:name="T42" style:family="text">
      <style:text-properties officeooo:rsid="005ac631"/>
    </style:style>
    <style:style style:name="T43" style:family="text">
      <style:text-properties officeooo:rsid="005b8535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7" style:family="text">
      <style:text-properties officeooo:rsid="00618d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4">* To<text:span text:style-name="T38">o</text:span>ls to search information:</text:p>
      <text:p text:style-name="P4"/>
      <text:p text:style-name="P20"><text:span text:style-name="T17">Apropos:</text:span> <text:span text:style-name="T37">Search inside the manual pages (man database) for a command. Will tell you all the man pages which contain the command searched.</text:span></text:p>
      <text:p text:style-name="P20"/>
      <text:p text:style-name="P25">Lists all manual pages that contain the command searched in their title.</text:p>
      <text:p text:style-name="P20"/>
      <text:p text:style-name="P22"><text:span text:style-name="T29">Example:</text:span><text:span text:style-name="T39"><text:tab/></text:span></text:p>
      <text:p text:style-name="P29">apropos mount</text:p>
      <text:p text:style-name="P33">free (1) <text:s text:c="10"/><text:tab/> <text:tab/> - Display amount of free and used memory in the system</text:p>
      <text:p text:style-name="P33">mklost+found (8) <text:s text:c="3"/><text:tab/> - create a lost+found directory on a mounted Linux second extended file system</text:p>
      <text:p text:style-name="P33">mount (8) <text:s text:c="9"/><text:tab/><text:tab/> <text:s/>- mount a file system</text:p>
      <text:p text:style-name="P33">mountpoint (1) <text:s text:c="3"/><text:tab/> <text:s text:c="15"/>- see if a directory is a mountpoint</text:p>
      <text:p text:style-name="P33">ntfsmount (8) <text:s text:c="3"/><text:tab/><text:tab/> <text:s text:c="3"/>- Read/Write userspace NTFS driver.</text:p>
      <text:p text:style-name="P33">sleep (1) <text:s text:c="9"/><text:tab/><text:tab/> <text:s/>- delay for a specified amount of time</text:p>
      <text:p text:style-name="P33">switch_root (8) <text:s/><text:tab/><text:tab/> <text:s text:c="3"/>- switch to another filesystem as the root of the mount tree.</text:p>
      <text:p text:style-name="P33">umount (8) <text:s text:c="8"/><text:tab/><text:tab/> <text:s/>- unmount file systems</text:p>
      <text:p text:style-name="P34"/>
      <text:p text:style-name="P23">man -k <text:s/>&lt;command&gt; does the same:</text:p>
      <text:p text:style-name="P23"><text:span text:style-name="T29">Example:</text:span><text:span text:style-name="T39"> <text:s/></text:span><text:span text:style-name="T10">man -k mount</text:span></text:p>
      <text:p text:style-name="P47"/>
      <text:p text:style-name="P24">– Name(Section) → man pages uses this notation. <text:s/><text:span text:style-name="T29">Example:</text:span> <text:s/>ftp(1)</text:p>
      <text:p text:style-name="P24">The section refers the different ways the topic can be referenced, system call, shell command line, etc. </text:p>
      <text:p text:style-name="Horizontal_20_Line"/>
      <text:p text:style-name="P21"><text:span text:style-name="T17">Whatis:</text:span><text:span text:style-name="T18"> </text:span><text:s/><text:span text:style-name="T40">List the manual page title for the specified command, is the same than man -f &lt;command&gt;</text:span></text:p>
      <text:p text:style-name="P27">You must to type the command exactly unless apropos.</text:p>
      <text:p text:style-name="P28">Example:</text:p>
      <text:p text:style-name="P30">whatis mount</text:p>
      <text:p text:style-name="P26">mount(8) <text:s text:c="16"/>- mount file systems</text:p>
      <text:p text:style-name="P20"/>
      <text:p text:style-name="Horizontal_20_Line"/>
      <text:p text:style-name="P20"/>
      <text:p text:style-name="P3">* <text:span text:style-name="T1">Man pages:</text:span></text:p>
      <text:p text:style-name="P1"/>
      <text:p text:style-name="P35"><text:span text:style-name="T10">h </text:span><text:span text:style-name="T9">or</text:span><text:span text:style-name="T14"> H</text:span>→ <text:span text:style-name="T10">Help</text:span> inside the manual, will tell you the less keys to move yourselve inside the manual. </text:p>
      <text:p text:style-name="P1"/>
      <text:p text:style-name="P9"><text:span text:style-name="T10">^ </text:span>→ <text:span text:style-name="T2">Caret</text:span> means control, ^f → means to type: <text:s/>control + f</text:p>
      <text:p text:style-name="P7"/>
      <text:p text:style-name="P7">ls [OPTION]… [FILE]...</text:p>
      <text:p text:style-name="P9"/>
      <text:p text:style-name="P11">[ <text:s text:c="9"/>] → something inside brackets means optional</text:p>
      <text:p text:style-name="P12"/>
      <text:p text:style-name="P12"><text:soft-page-break/><text:span text:style-name="T10">[OPTION] </text:span>→ <text:span text:style-name="T20">I can specify </text:span>optional flags, like -a ,--all, -sh , -Pn, <text:s/><text:span text:style-name="T15">etc.</text:span></text:p>
      <text:p text:style-name="P13"><text:span text:style-name="T17">...</text:span> → <text:span text:style-name="T21">Ellipsis, </text:span>means that you can add <text:span text:style-name="T16">an arbitrary number of flags for the previous bracket.</text:span></text:p>
      <text:p text:style-name="P13"><text:span text:style-name="T23">Example: <text:s text:c="2"/>ls </text:span><text:span text:style-name="T12">-lat</text:span></text:p>
      <text:p text:style-name="P11"/>
      <text:p text:style-name="P11"><text:span text:style-name="T10">[FILE] </text:span>→<text:span text:style-name="T20"> I can specify an optional file, like ls <text:s/>/Desktop </text:span></text:p>
      <text:p text:style-name="P9"><text:span text:style-name="T17">…</text:span> →<text:span text:style-name="T19"> I can specify multiple files. </text:span></text:p>
      <text:p text:style-name="P32"><text:span text:style-name="T29">Example:</text:span> <text:s/><text:span text:style-name="T19">ls /Desktop /Downloads /Documents</text:span></text:p>
      <text:p text:style-name="P9"/>
      <text:p text:style-name="P49"><text:span text:style-name="T46">Italic text</text:span><text:span text:style-name="T45">:</text:span><text:span text:style-name="T44"> <text:s/></text:span>When the text is in italic you need to replace it with the appropriate argument.</text:p>
      <text:p text:style-name="P50">In most of the <text:span text:style-name="T47">Linux systems will be underlined only.</text:span></text:p>
      <text:p text:style-name="P51">Example:</text:p>
      <text:p text:style-name="P51">basename <text:span text:style-name="T29">OPTION</text:span>... <text:span text:style-name="T30">NAME…</text:span></text:p>
      <text:p text:style-name="P51"><text:span text:style-name="T30"/></text:p>
      <text:p text:style-name="P9"/>
      <text:p text:style-name="P52">cal [-smjy13] [[[day] month] year]</text:p>
      <text:p text:style-name="P9"/>
      <text:p text:style-name="P14"><text:span text:style-name="T10">[-smjy13] </text:span><text:span text:style-name="T13">or [options]</text:span><text:span text:style-name="T22"> → the flags that you can use with the previous token (brakets) </text:span></text:p>
      <text:p text:style-name="P31"><text:span text:style-name="T29">Example:</text:span> <text:s/>cal -s3 <text:s text:c="2"/>→ display Sunday as a first day of the week and display the last 3 months.</text:p>
      <text:p text:style-name="P9"/>
      <text:p text:style-name="P15"><text:span text:style-name="T10">[[[day] month] year]</text:span> →<text:span text:style-name="T24"> If you remove the first set of brackets </text:span><text:span text:style-name="T27">year</text:span><text:span text:style-name="T24"> will be the one that will be used because it’s outside of all the brackets, then month and then day.</text:span></text:p>
      <text:p text:style-name="P16"><text:span text:style-name="T29">Example: </text:span><text:s/>cal 9 2019 <text:s/>→ will show the month of September of 2019</text:p>
      <text:p text:style-name="P15"><text:tab/> <text:s text:c="4"/><text:span text:style-name="T25">cal 25 10 2020 → will show the month of October of 2020 and will highlight the 25</text:span><text:span text:style-name="T28">th</text:span><text:span text:style-name="T25"> day.</text:span></text:p>
      <text:p text:style-name="P15"/>
      <text:p text:style-name="P15"/>
      <text:p text:style-name="P15"><text:span text:style-name="T10">mv [OPTION]... [-T] SOURCE DEST </text:span><text:s/>→<text:span text:style-name="T32"> move several optional flags + optional T + simple source or filename + any destination, we can move into a file or as another changing it’s name.</text:span></text:p>
      <text:p text:style-name="P17"><text:span text:style-name="T31">Example:</text:span> <text:s/><text:span text:style-name="T32">mv /home/example.txt /Documents/example_renamed.txt</text:span></text:p>
      <text:p text:style-name="P19"><text:s/></text:p>
      <text:p text:style-name="P15"><text:span text:style-name="T10">mv [OPTION]... SOURCE... DIRECTORY </text:span>→<text:span text:style-name="T33"> move + multiple optional flags + multiple optional sources + must be a directory.</text:span></text:p>
      <text:p text:style-name="P15"/>
      <text:p text:style-name="P15"><text:span text:style-name="T10">mv [OPTION]... -t DIRECTORY SOURCE…</text:span> <text:s/>→<text:span text:style-name="T34"> move + multiple optional flags + -t + directory + multiple optional sources.</text:span></text:p>
      <text:p text:style-name="P15"/>
      <text:p text:style-name="P15"/>
      <text:p text:style-name="P18"><text:span text:style-name="T10">date [OPTION]... [+FORMAT]</text:span> →date + multiple optional flags + optional format <text:span text:style-name="T35">adding a plus sign (+) at the beginning of format.</text:span></text:p>
      <text:p text:style-name="P18"><text:span text:style-name="T29">Example:</text:span> <text:span text:style-name="T35">date +%D <text:s text:c="2"/>→ 11/18/19</text:span></text:p>
      <text:p text:style-name="P18"/>
      <text:p text:style-name="P18"><text:span text:style-name="T10">date [-u|--utc|--universal] [MMDDhhmm[[CC]YY][.ss]]</text:span> →<text:span text:style-name="T36"> date + optional -u or –utc or –universal or a combination of them or all toghether + optional month day hour minute or the brackets that you remove.</text:span></text:p>
      <text:p text:style-name="P18"/>
      <text:p text:style-name="P18"/>
      <text:p text:style-name="P10"/>
      <text:p text:style-name="P8">* <text:span text:style-name="T3">Conventions: </text:span><text:span text:style-name="T6">You can see them in man, conventions </text:span><text:span text:style-name="T7">are, do: man man and search for it.</text:span></text:p>
      <text:p text:style-name="P9">… <text:s text:c="2"/><text:span text:style-name="T4">ellipsis </text:span></text:p>
      <text:p text:style-name="P11"/>
      <text:p text:style-name="P9"><text:span text:style-name="T10">* </text:span><text:span text:style-name="T11">Sections: </text:span><text:span text:style-name="T8">The manuals are split in different sections marked by number</text:span></text:p>
      <text:p text:style-name="P36">Normally I will use the section 8 information, system administrators and the 1.</text:p>
      <text:p text:style-name="P36"><text:soft-page-break/>You can see the content of the sections in <text:span text:style-name="T26">man man</text:span></text:p>
      <text:p text:style-name="P9"/>
      <text:p text:style-name="P9"/>
      <text:p text:style-name="P37"><text:span text:style-name="T10">*Built-in commands: </text:span><text:s/>like help, history, etc don’t have a man page but you can find information in the man page of the shell in which you are, like bash:</text:p>
      <text:p text:style-name="P38">man bash</text:p>
      <text:p text:style-name="P37"/>
      <text:p text:style-name="P46"/>
      <text:p text:style-name="P5">*Help:</text:p>
      <text:p text:style-name="P39"/>
      <text:p text:style-name="P40"><text:span text:style-name="T42">Display</text:span> information about the builtin commands that doesn’t have man pages: <text:span text:style-name="T43">help &lt;argument&gt;</text:span></text:p>
      <text:p text:style-name="P43">Example:</text:p>
      <text:p text:style-name="P42">help fg</text:p>
      <text:p text:style-name="P42"/>
      <text:p text:style-name="P42">&lt;command&gt; --help </text:p>
      <text:p text:style-name="P42">vim --help</text:p>
      <text:p text:style-name="P40"/>
      <text:p text:style-name="Horizontal_20_Line"/>
      <text:p text:style-name="P6">*Type:</text:p>
      <text:p text:style-name="P41">Tells you what kind of command is, builtin, the path <text:span text:style-name="T41">to it, etc.</text:span></text:p>
      <text:p text:style-name="P40"/>
      <text:p text:style-name="P40"/>
      <text:p text:style-name="Horizontal_20_Line"/>
      <text:p text:style-name="P45">Use Input/Output Redirection</text:p>
      <text:p text:style-name="P9"/>
      <text:p text:style-name="P44">2&gt;&amp;1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21T13:08:44.284943993</dc:date>
    <meta:editing-duration>PT7H18M33S</meta:editing-duration>
    <meta:editing-cycles>82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703" meta:character-count="4158" meta:non-whitespace-character-count="3370"/>
  </office:meta>
</office:document-meta>
</file>